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2.529cm"/>
          <style:tab-stop style:position="7.525cm"/>
        </style:tab-stops>
      </style:paragraph-properties>
      <style:text-properties officeooo:rsid="00158570" officeooo:paragraph-rsid="00158570"/>
    </style:style>
    <style:style style:name="P3" style:family="paragraph" style:parent-style-name="Standard">
      <style:paragraph-properties>
        <style:tab-stops>
          <style:tab-stop style:position="2.529cm"/>
          <style:tab-stop style:position="7.525cm"/>
        </style:tab-stops>
      </style:paragraph-properties>
      <style:text-properties officeooo:rsid="00158570" officeooo:paragraph-rsid="0017f018"/>
    </style:style>
    <style:style style:name="P4" style:family="paragraph" style:parent-style-name="Standard">
      <style:paragraph-properties>
        <style:tab-stops>
          <style:tab-stop style:position="2.529cm"/>
          <style:tab-stop style:position="7.525cm"/>
        </style:tab-stops>
      </style:paragraph-properties>
      <style:text-properties officeooo:paragraph-rsid="0017f018"/>
    </style:style>
    <style:style style:name="P5" style:family="paragraph" style:parent-style-name="Standard">
      <style:paragraph-properties>
        <style:tab-stops>
          <style:tab-stop style:position="2.529cm"/>
          <style:tab-stop style:position="7.525cm"/>
        </style:tab-stops>
      </style:paragraph-properties>
      <style:text-properties officeooo:paragraph-rsid="00158570"/>
    </style:style>
    <style:style style:name="P6" style:family="paragraph" style:parent-style-name="Standard">
      <style:paragraph-properties>
        <style:tab-stops>
          <style:tab-stop style:position="2.529cm"/>
          <style:tab-stop style:position="7.525cm"/>
        </style:tab-stops>
      </style:paragraph-properties>
      <style:text-properties officeooo:paragraph-rsid="00171638"/>
    </style:style>
    <style:style style:name="P7" style:family="paragraph" style:parent-style-name="Standard">
      <style:paragraph-properties>
        <style:tab-stops>
          <style:tab-stop style:position="2.529cm"/>
          <style:tab-stop style:position="7.525cm"/>
        </style:tab-stops>
      </style:paragraph-properties>
      <style:text-properties officeooo:paragraph-rsid="00100f7e"/>
    </style:style>
    <style:style style:name="P8" style:family="paragraph" style:parent-style-name="Standard">
      <style:paragraph-properties>
        <style:tab-stops>
          <style:tab-stop style:position="2.529cm"/>
          <style:tab-stop style:position="7.525cm"/>
        </style:tab-stops>
      </style:paragraph-properties>
      <style:text-properties officeooo:paragraph-rsid="00185830"/>
    </style:style>
    <style:style style:name="P9" style:family="paragraph" style:parent-style-name="Standard">
      <style:paragraph-properties>
        <style:tab-stops>
          <style:tab-stop style:position="2.529cm"/>
          <style:tab-stop style:position="7.525cm"/>
        </style:tab-stops>
      </style:paragraph-properties>
      <style:text-properties officeooo:paragraph-rsid="00193ee3"/>
    </style:style>
    <style:style style:name="P10" style:family="paragraph" style:parent-style-name="Standard">
      <style:paragraph-properties>
        <style:tab-stops>
          <style:tab-stop style:position="2.529cm"/>
          <style:tab-stop style:position="7.525cm"/>
        </style:tab-stops>
      </style:paragraph-properties>
      <style:text-properties officeooo:paragraph-rsid="00100f7e"/>
    </style:style>
    <style:style style:name="P11" style:family="paragraph" style:parent-style-name="Standard">
      <style:paragraph-properties fo:break-before="page">
        <style:tab-stops>
          <style:tab-stop style:position="2.529cm"/>
          <style:tab-stop style:position="7.525cm"/>
        </style:tab-stops>
      </style:paragraph-properties>
      <style:text-properties officeooo:rsid="00158570" officeooo:paragraph-rsid="00193ee3"/>
    </style:style>
    <style:style style:name="T1" style:family="text">
      <style:text-properties officeooo:rsid="00158570"/>
    </style:style>
    <style:style style:name="T2" style:family="text">
      <style:text-properties officeooo:rsid="00171638"/>
    </style:style>
    <style:style style:name="T3" style:family="text">
      <style:text-properties officeooo:rsid="001858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64 Fonctions Kernal</text:p>
      <text:p text:style-name="P5">intcgt <text:tab/>= $e3bf<text:tab/><text:span text:style-name="T3">Initialise CHRGET.</text:span></text:p>
      <text:p text:style-name="P6">reboot <text:tab/>= $fce2<text:tab/><text:span text:style-name="T3">Routine de démarrage à froid.</text:span></text:p>
      <text:p text:style-name="P8">reset <text:tab/>= $fe66<text:tab/><text:span text:style-name="T3">Routine de démarrage à chaud.</text:span></text:p>
      <text:p text:style-name="P6">cint <text:tab/>= $ff81<text:tab/><text:span text:style-name="T3">Vecteur : Initialise l’éditeur d’écran et le VICII.</text:span></text:p>
      <text:p text:style-name="P8">ioinit <text:tab/>= $ff84<text:tab/><text:span text:style-name="T3">Vecteur : Initialise les périphériques d’entrée/Sortie.</text:span></text:p>
      <text:p text:style-name="P8">ramtas <text:tab/>= $ff87<text:tab/><text:span text:style-name="T3">Vecteur : Initialise la RAM, le tampon cassette et l’écran. </text:span></text:p>
      <text:p text:style-name="P8">restor <text:tab/>= $ff8a<text:tab/><text:span text:style-name="T3">Vecteur : Récupère les vecteur d’entrée/sortie par defaut.</text:span></text:p>
      <text:p text:style-name="P8">setmsg <text:tab/>= $ff90<text:tab/><text:span text:style-name="T3">Vecteur : Lecture/Établissement la table des vecteurs.</text:span></text:p>
      <text:p text:style-name="P8">second <text:tab/>= $ff93<text:tab/><text:span text:style-name="T3">Vecteur : Transmet l’adresse secondaire après LISTEN.</text:span></text:p>
      <text:p text:style-name="P8">tsks <text:tab/>= $ff96 <text:tab/><text:span text:style-name="T3">Vecteur : I</text:span></text:p>
      <text:p text:style-name="P4">memtop <text:tab/>= $ff99</text:p>
      <text:p text:style-name="P5">membot <text:tab/>= $ff9c</text:p>
      <text:p text:style-name="P6">scnkey <text:tab/>= $ff9f</text:p>
      <text:p text:style-name="P6">settmo <text:tab/>= $ffa2</text:p>
      <text:p text:style-name="P5">acptr <text:tab/>= $ffa5</text:p>
      <text:p text:style-name="P5">ciout <text:tab/>= $ffa8</text:p>
      <text:p text:style-name="P9">untlk <text:tab/>= $ffab</text:p>
      <text:p text:style-name="P9">unlsn <text:tab/>= $ffae</text:p>
      <text:p text:style-name="P4">listen <text:tab/>= $ffb1</text:p>
      <text:p text:style-name="P4">talk <text:tab/>= $ffb4</text:p>
      <text:p text:style-name="P4">readst <text:tab/>= $ffb7</text:p>
      <text:p text:style-name="P5">setlfs <text:tab/>= $ffba</text:p>
      <text:p text:style-name="P5">setnam <text:tab/>= $ffbd</text:p>
      <text:p text:style-name="P5">settim <text:tab/>= $ffdb</text:p>
      <text:p text:style-name="P5">open <text:tab/>= $ffc0</text:p>
      <text:p text:style-name="P5">close <text:tab/>= $ffc3</text:p>
      <text:p text:style-name="P5">chkin <text:tab/>= $ffc6</text:p>
      <text:p text:style-name="P5">chkout <text:tab/>= $ffc9</text:p>
      <text:p text:style-name="P5">clrchn <text:tab/>= $ffcc</text:p>
      <text:p text:style-name="P6">chrin <text:tab/>= $ffcf</text:p>
      <text:p text:style-name="P5">chrout <text:tab/>= $ffd2/$ffd2 ;sub:e-64map</text:p>
      <text:p text:style-name="P6">load <text:tab/>= $ffd5/$ffd5 ;sub:e-64map</text:p>
      <text:p text:style-name="P4">save <text:tab/>= $ffd8/$ffd8 ;sub:e-64map</text:p>
      <text:p text:style-name="P6">rdtim <text:tab/>= $ffde/$ffde ;sub:e-64map</text:p>
      <text:p text:style-name="P4">stop <text:tab/>= $ffe1/$ffe1 ;sub:e-64map</text:p>
      <text:p text:style-name="P4">getin <text:tab/>= $ffe4/$ffe4 ;sub:e-64map</text:p>
      <text:p text:style-name="P5">clall <text:tab/>= $ffe7/$ffe7 ;sub:e-64map</text:p>
      <text:p text:style-name="P4">udtim <text:tab/>= $ffea/$ffea ;sub:e-64map</text:p>
      <text:p text:style-name="P4">screen <text:tab/>= $ffed/$ffed ;sub:e-64map</text:p>
      <text:p text:style-name="P6">plot <text:tab/>= $fff0/$fff0 ;sub:e-64map</text:p>
      <text:p text:style-name="P5">iobase <text:tab/>= $fff3/$fff3 ;sub:e-64map</text:p>
      <text:p text:style-name="P4">vector <text:tab/>= $ffd8/$ffd8 ;sub:e-64map</text:p>
      <text:p text:style-name="P5"><text:span text:style-name="T1">C64 Adresses importantes</text:span></text:p>
      <text:p text:style-name="P4">chrget <text:tab/>= $73</text:p>
      <text:p text:style-name="P6">chrgot <text:tab/>= $79</text:p>
      <text:p text:style-name="P4">stal <text:tab/>= $c1/$c1 ;var:e-64map</text:p>
      <text:p text:style-name="P4"><text:soft-page-break/>scrnlin <text:tab/>= $d1/$d1 ;var:e-64map</text:p>
      <text:p text:style-name="P4">zp1 <text:tab/>= $fb/$fb ;var:e-64map</text:p>
      <text:p text:style-name="P4">zp2 <text:tab/>= $fd/$fd ;var:e-64map</text:p>
      <text:p text:style-name="P4">fascii <text:tab/>= $0100/$0100 ;var:e-64map</text:p>
      <text:p text:style-name="P5">kcol <text:tab/>= $0286/$0286 ;var:e-64map</text:p>
      <text:p text:style-name="P4">sprtmem <text:tab/>= $0340/$0340 ;adr:e-64map</text:p>
      <text:p text:style-name="P4">bakmem <text:tab/>= $0400/$0400 ;adr:e-64map</text:p>
      <text:p text:style-name="P4">sprtloc <text:tab/>= $07f8/$07f8 ;adr:e-64map</text:p>
      <text:p text:style-name="P4">vidstart <text:tab/>= $2000/$2000 ;adr:e-64map</text:p>
      <text:p text:style-name="P4">vidend <text:tab/>= $3f3f/$3f3f ;adr:e-64map</text:p>
      <text:p text:style-name="P4">vic <text:tab/>= $d000/$d000 ;adr:e-64map</text:p>
      <text:p text:style-name="P4"/>
      <text:p text:style-name="P2">C64 Constantes </text:p>
      <text:p text:style-name="P4">eot <text:tab/>= $00/$00 ;<text:span text:style-name="T2">equ</text:span>:e-64map</text:p>
      <text:p text:style-name="P4">snoir <text:tab/>= 0/0 ;equ:e-64map</text:p>
      <text:p text:style-name="P6">sblanc <text:tab/>= 1/1 ;equ:e-64map</text:p>
      <text:p text:style-name="P4">srouge <text:tab/>= 2/2 ;equ:e-64map</text:p>
      <text:p text:style-name="P4">scyan <text:tab/>= 3/3 ;equ:e-64map</text:p>
      <text:p text:style-name="P6">smauve <text:tab/>= 4/4 ;equ:e-64map</text:p>
      <text:p text:style-name="P4">svert <text:tab/>= 5/5 ;equ:e-64map</text:p>
      <text:p text:style-name="P4">kblanc <text:tab/>= 5/5 ;equ:e-64map</text:p>
      <text:p text:style-name="P6">sbleu <text:tab/>= 6/6 ;equ:e-64map</text:p>
      <text:p text:style-name="P6">sjaune <text:tab/>= 7/7 ;equ:e-64map</text:p>
      <text:p text:style-name="P4">sorange <text:tab/>= 8/8 ;equ:e-64map</text:p>
      <text:p text:style-name="P6">discase <text:tab/>= 8/8 ;equ:e-64map</text:p>
      <text:p text:style-name="P4">sbrun <text:tab/>= 9/9 ;equ:e-64map</text:p>
      <text:p text:style-name="P4">enacase <text:tab/>= 9/9 ;equ:e-64map</text:p>
      <text:p text:style-name="P4">srose <text:tab/>= 10/10 ;equ:e-64map</text:p>
      <text:p text:style-name="P4">sgris1 <text:tab/>= 11/11 ;equ:e-64map</text:p>
      <text:p text:style-name="P6">sgris2 <text:tab/>= 12/12 ;equ:e-64map</text:p>
      <text:p text:style-name="P4">svertp <text:tab/>= 13/13 ;equ:e-64map</text:p>
      <text:p text:style-name="P4">sbleup <text:tab/>= 14/14 ;equ:e-64map</text:p>
      <text:p text:style-name="P6">locase <text:tab/>= 14/14 ;equ:e-64map</text:p>
      <text:p text:style-name="P6">sgris3 <text:tab/>= 15/15 ;equ:e-64map</text:p>
      <text:p text:style-name="P6">crsdown <text:tab/>= 17/17 ;equ:e-64map</text:p>
      <text:p text:style-name="P6">enarevs <text:tab/>= 18/18 ;equ:e-64map</text:p>
      <text:p text:style-name="P6">gohome <text:tab/>= 19/19 ;equ:e-64map</text:p>
      <text:p text:style-name="P6">delete <text:tab/>= 20/20 ;equ:e-64map</text:p>
      <text:p text:style-name="P6">krouge <text:tab/>= 28/28 ;equ:e-64map</text:p>
      <text:p text:style-name="P6">crsright <text:tab/>= 29/29 ;equ:e-64map</text:p>
      <text:p text:style-name="P6">kvert <text:tab/>= 30/30 ;equ:e-64map</text:p>
      <text:p text:style-name="P6">kbleu <text:tab/>= 31/31 ;equ:e-64map</text:p>
      <text:p text:style-name="P4">space <text:tab/>= 32/32 ;equ:e-64map</text:p>
      <text:p text:style-name="P4">korange <text:tab/>= 129/129 ;equ:e-64map</text:p>
      <text:p text:style-name="P4">upcase <text:tab/>= 142/142 ;equ:e-64map</text:p>
      <text:p text:style-name="P4">knoir <text:tab/>= 144/144 ;equ:e-64map</text:p>
      <text:p text:style-name="P6">crsup <text:tab/>= 145/145 ;equ:e-64map</text:p>
      <text:p text:style-name="P6"><text:soft-page-break/>disrevs <text:tab/>= 146/146 ;equ:e-64map</text:p>
      <text:p text:style-name="P6">clrhome <text:tab/>= 147/147 ;equ:e-64map</text:p>
      <text:p text:style-name="P6">kbrun <text:tab/>= 149/49 ;equ:e-64map</text:p>
      <text:p text:style-name="P6">krose <text:tab/>= 150/150 ;equ:e-64map</text:p>
      <text:p text:style-name="P6">kgris1 <text:tab/>= 151/151 ;equ:e-64map</text:p>
      <text:p text:style-name="P6">kgris2 <text:tab/>= 152/152 ;equ:e-64map</text:p>
      <text:p text:style-name="P6">kvertp <text:tab/>= 153/153 ;equ:e-64map</text:p>
      <text:p text:style-name="P6">kbleup <text:tab/>= 154/154 ;equ:e-64map</text:p>
      <text:p text:style-name="P6">kgris3 <text:tab/>= 155/155 ;equ:e-64map</text:p>
      <text:p text:style-name="P6">kmauve <text:tab/>= 156/156 ;equ:e-64map</text:p>
      <text:p text:style-name="P6">crsleft <text:tab/>= 157/157 ;equ:e-64map</text:p>
      <text:p text:style-name="P6">kjaune <text:tab/>= 158/158 ;equ:e-64map</text:p>
      <text:p text:style-name="P6">kcyan <text:tab/>= 159/<text:span text:style-name="T2">1</text:span>59 ;equ:e-64map</text:p>
      <text:p text:style-name="P6">hleft <text:tab/>= 171/171 ;equ:e-64map</text:p>
      <text:p text:style-name="P4">tright <text:tab/>= 174/174 ;equ:e-64map</text:p>
      <text:p text:style-name="P4">bleft <text:tab/>= 173/173 ;equ:e-64map</text:p>
      <text:p text:style-name="P4">tleft <text:tab/>= 176/176 ;equ:e-64map</text:p>
      <text:p text:style-name="P4">hright <text:tab/>= 179/179 ;equ:e-64map</text:p>
      <text:p text:style-name="P6">bright <text:tab/>= 189/189 ;equ:e-64map</text:p>
      <text:p text:style-name="P7">hline <text:tab/>= 192/192 ;equ:e-64map</text:p>
      <text:p text:style-name="P7">vline <text:tab/>= 221/221 ;equ:e-64map</text:p>
      <text:p text:style-name="P7"/>
      <text:p text:style-name="P11">C64 Fonction Basic</text:p>
      <text:p text:style-name="P9">strout <text:tab/>= $ab24<text:tab/>Affiche<text:span text:style-name="T3"> une chaine dont l’adresse est dans $yyaa.</text:span></text:p>
      <text:p text:style-name="P9">prompt <text:tab/>= $abf9<text:tab/><text:span text:style-name="T3">Affiche un? Et retourne une chaine.</text:span></text:p>
      <text:p text:style-name="P9">fasctf1 = $bcf3/$bcf3 ;sub:e-float</text:p>
      <text:p text:style-name="P7">ff1abs = $bc58/$bc58 ;sub:e-float</text:p>
      <text:p text:style-name="P7">ff1atn = $e30e/$e30e ;sub:e-float</text:p>
      <text:p text:style-name="P7">ff1bytxx = $b7a1/$b7a1 ;sub:e-float</text:p>
      <text:p text:style-name="P7">ff1com2 = $b947/$b947 ;sub:e-float</text:p>
      <text:p text:style-name="P7">ff1cos = $e264/$e264 ;sub:e-float</text:p>
      <text:p text:style-name="P7">ff1d10 = $bafe/$bafe ;sub:e-float</text:p>
      <text:p text:style-name="P7">ff1ef2 = $bf7b/$bf7b ;sub:e-float</text:p>
      <text:p text:style-name="P7">ff1evalx = $b79e/$b79e ;sub:e-float</text:p>
      <text:p text:style-name="P7">ff1int = $bccc/$bccc ;sub:e-float</text:p>
      <text:p text:style-name="P7">ff1p05 = $b849/$b849 ;sub:e-float</text:p>
      <text:p text:style-name="P7">ff1pac = $bd7e/$bd7e ;sub:e-float</text:p>
      <text:p text:style-name="P7">ff1rnd = $bc1b/$bc1b ;sub:e-float</text:p>
      <text:p text:style-name="P7">ff1sign = $bc39/$bc39 ;sub:e-float</text:p>
      <text:p text:style-name="P7">ff1sin = $e26b/$e26b ;sub:e-float</text:p>
      <text:p text:style-name="P7">ff1sqr = $bf71/$bf71 ;sub:e-float</text:p>
      <text:p text:style-name="P7">ff1swd64 = $b1bf/$b1bf ;sub:e-float</text:p>
      <text:p text:style-name="P7">ff1t49 = $bbd0/$bbd0 ;sub:e-float</text:p>
      <text:p text:style-name="P7">ff1t57 = $bbca/$bbca ;sub:e-float</text:p>
      <text:p text:style-name="P7">ff1t5c = $bbc7/$bbc7 ;sub:e-float</text:p>
      <text:p text:style-name="P7">ff1tan = $e2b4/$e2b4 ;sub:e-float</text:p>
      <text:p text:style-name="P7">ff1tasc = $bddd/$bddd ;sub:e-float</text:p>
      <text:p text:style-name="P7">ff1tf2 = $bc0c/$bc0c ;sub:e-float</text:p>
      <text:p text:style-name="P7">ff1tudw = $bc9b/$bc9b ;sub:e-float</text:p>
      <text:p text:style-name="P7">ff1tyx = $bbd4/$bbd4 ;sub:e-float</text:p>
      <text:p text:style-name="P7">ff1wrd64 = $b1d2/$b1d2 ;sub:e-float</text:p>
      <text:p text:style-name="P7">ff1wrday = $b1aa/ $b1aa ;sub:e-float</text:p>
      <text:p text:style-name="P7">ff1x10 = $bae2/$bae2 ;sub:e-float</text:p>
      <text:p text:style-name="P7">ff1xf2 = $ba2b/$ba2b ;sub:e-float</text:p>
      <text:p text:style-name="P7">ff1xfv = $ba28/$ba28 ;sub:e-float</text:p>
      <text:p text:style-name="P7">ff2df1 = $bb12/$bb12 ;sub:e-float</text:p>
      <text:p text:style-name="P7">ff2pf1 = $b86a/$b86a ;sub:e-float</text:p>
      <text:p text:style-name="P7">ff2sf1 = $b853/$b853 ;sub:e-float</text:p>
      <text:p text:style-name="P7">ff2tf1 = $bbfc/$bbfc ;sub:e-float</text:p>
      <text:p text:style-name="P7">ffpand = $afe9/$afe9 ;sub:e-float</text:p>
      <text:p text:style-name="P7">ffpor = $afe6/$afe6 ;sub:e-float</text:p>
      <text:p text:style-name="P7">ffvcmp = $bc5b/$bc5b ;sub:e-float</text:p>
      <text:p text:style-name="P7">ffvdf1 = $bb0f/$bb0f ;sub:e-float</text:p>
      <text:p text:style-name="P7">ffvpf1 = $b867/$b867 ;sub:e-float</text:p>
      <text:p text:style-name="P7">ffvsf1 = $b850/$b850 ;sub:e-float</text:p>
      <text:p text:style-name="P7">ffvtf1 = $bba2/$bba2 ;sub:e-float</text:p>
      <text:p text:style-name="P7">ffvtf2 = $ba8c/$ba8c ;sub:e-float</text:p>
      <text:p text:style-name="P7">fi62tf1 = $bc44/$bc44 ;sub:e-float</text:p>
      <text:p text:style-name="P7">fiaatf1 = $bc3c/$bc3c ;sub:e-float</text:p>
      <text:p text:style-name="P7"><text:soft-page-break/>fiaxtf1 = $bdcd/$bdcd ;sub:e-float</text:p>
      <text:p text:style-name="P7">fiyytf1 = $b3a2/$b3a2 ;sub:e-floa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07T00:27:34.959961317</meta:creation-date>
    <dc:date>2026-01-09T00:19:41.297156362</dc:date>
    <meta:editing-duration>PT5M5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5" meta:paragraph-count="163" meta:word-count="689" meta:character-count="4953" meta:non-whitespace-character-count="4311"/>
  </office:meta>
</office:document-meta>
</file>